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officeooo:rsid="001c0207" officeooo:paragraph-rsid="001c0207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21pt" officeooo:rsid="001c0207" officeooo:paragraph-rsid="001c0207" style:font-size-asian="21pt" style:font-size-complex="21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0207" officeooo:paragraph-rsid="001c020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b5c2" officeooo:paragraph-rsid="001cb5c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e627d" officeooo:paragraph-rsid="001e627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736d" officeooo:paragraph-rsid="001e736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e3ab" officeooo:paragraph-rsid="001fe3ab" style:font-size-asian="10.5pt" style:font-size-complex="12pt"/>
    </style:style>
    <style:style style:name="T1" style:family="text">
      <style:text-properties officeooo:rsid="001e21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f221" style:font-weight-asian="bold" style:font-weight-complex="bold"/>
    </style:style>
    <style:style style:name="T4" style:family="text">
      <style:text-properties officeooo:rsid="001e736d"/>
    </style:style>
    <style:style style:name="T5" style:family="text">
      <style:text-properties officeooo:rsid="001ef404"/>
    </style:style>
    <style:style style:name="T6" style:family="text">
      <style:text-properties officeooo:rsid="001fe3ab"/>
    </style:style>
    <style:style style:name="T7" style:family="text">
      <style:text-properties officeooo:rsid="0021c063"/>
    </style:style>
    <style:style style:name="T8" style:family="text">
      <style:text-properties officeooo:rsid="0025135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7f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5 Report </text:p>
      <text:p text:style-name="P2"/>
      <text:p text:style-name="P3">I purposefully did not use any techniques to make the recursion any faster or more efficient. It's just old inefficient </text:p>
      <text:p text:style-name="P3">fibonacci(n - 1) + fibonacci(n - 2)</text:p>
      <text:p text:style-name="P3"/>
      <text:p text:style-name="P3"/>
      <text:p text:style-name="P4"><text:span text:style-name="T8">T</text:span>he parallelized version is comprised of two functions, one is the caller and also defines the parallel block<text:span text:style-name="T1">, </text:span>and the other is the recursion which creates the tasks.</text:p>
      <text:p text:style-name="P4"/>
      <text:p text:style-name="P5"><text:span text:style-name="T8">I</text:span>n <text:span text:style-name="T2">fibbonaci_parallel</text:span> I start a<text:span text:style-name="T4">n</text:span> <text:span text:style-name="T2">omp parallel </text:span><text:span text:style-name="T9">block</text:span>, and inside it I use only one thread to start the recursion. Note: I use <text:span text:style-name="T2">single</text:span> here because <text:span text:style-name="T2">master</text:span> does not work with <text:span text:style-name="T2">taskwait</text:span> properly.</text:p>
      <text:p text:style-name="P5"/>
      <text:p text:style-name="P6">And in <text:span text:style-name="T2">fibbonaci_tasks</text:span> I first check if the <text:span text:style-name="T2">n &lt;= 10</text:span>, then I use the naive fibbonaci like required. Otherwise I have a loop that does 2 iterations, it creates 2 tasks one for n - 1 calculation and one for n - 2 calculation. I pass it a shared <text:span text:style-name="T2">vals</text:span> array so that each branch can calculate it's value separately. <text:span text:style-name="T10">Note: I explicitly specify </text:span><text:span text:style-name="T3">shared(vals)</text:span><text:span text:style-name="T10"> because for some reason it defaults to </text:span><text:span text:style-name="T3">firstprivate</text:span><text:span text:style-name="T10">. Changing the default from the outside </text:span><text:span text:style-name="T3">parallel</text:span><text:span text:style-name="T10"> block didn't help either.</text:span></text:p>
      <text:p text:style-name="P6"/>
      <text:p text:style-name="P6">Then I have a <text:span text:style-name="T2">taskwait</text:span> to wait for both tasks in this current scope. <text:span text:style-name="T5">Then I add the numbers up and return</text:span><text:span text:style-name="T6">.</text:span></text:p>
      <text:p text:style-name="P6"/>
      <text:p text:style-name="P7">It might be better to have some padding between the two array elements to avoid false sharing, but I don't think it would make much of a difference<text:span text:style-name="T7">, since this is already a pretty inefficient parallelization.</text:span>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9:26:21.134936305</meta:creation-date>
    <dc:date>2025-04-05T19:38:28.970714465</dc:date>
    <meta:editing-duration>PT12M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234" meta:character-count="1317" meta:non-whitespace-character-count="1089"/>
  </office:meta>
</office:document-meta>
</file>